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Flow.doSend( MessageExchangeImpl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Flow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Flow.canHandle( MessageExchange 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